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b5ae6" officeooo:paragraph-rsid="000b5ae6"/>
    </style:style>
    <style:style style:name="P2" style:family="paragraph" style:parent-style-name="Standard">
      <style:text-properties officeooo:rsid="00102fea" officeooo:paragraph-rsid="00102fea"/>
    </style:style>
    <style:style style:name="P3" style:family="paragraph" style:parent-style-name="Standard">
      <style:text-properties officeooo:paragraph-rsid="00102fea"/>
    </style:style>
    <style:style style:name="P4" style:family="paragraph" style:parent-style-name="Standard">
      <style:text-properties fo:font-size="14pt" fo:font-weight="bold" officeooo:rsid="00102fea" officeooo:paragraph-rsid="00102fea" style:font-size-asian="12.25pt" style:font-weight-asian="bold" style:font-size-complex="14pt" style:font-weight-complex="bold"/>
    </style:style>
    <style:style style:name="P5" style:family="paragraph" style:parent-style-name="Standard">
      <style:text-properties fo:font-size="14pt" fo:font-weight="bold" officeooo:rsid="00139354" officeooo:paragraph-rsid="00139354" style:font-size-asian="12.25pt" style:font-weight-asian="bold" style:font-size-complex="14pt" style:font-weight-complex="bold"/>
    </style:style>
    <style:style style:name="P6" style:family="paragraph" style:parent-style-name="Standard">
      <style:text-properties officeooo:paragraph-rsid="0011c389"/>
    </style:style>
    <style:style style:name="P7" style:family="paragraph" style:parent-style-name="Standard">
      <style:text-properties fo:font-weight="normal" officeooo:paragraph-rsid="00139354" style:font-weight-asian="normal" style:font-weight-complex="normal"/>
    </style:style>
    <style:style style:name="P8" style:family="paragraph" style:parent-style-name="Header">
      <style:text-properties officeooo:paragraph-rsid="000b5ae6"/>
    </style:style>
    <style:style style:name="P9" style:family="paragraph" style:parent-style-name="Standard">
      <style:text-properties fo:font-weight="bold" officeooo:rsid="0011c389" officeooo:paragraph-rsid="0011c389" style:font-weight-asian="bold" style:font-weight-complex="bold"/>
    </style:style>
    <style:style style:name="P10" style:family="paragraph" style:parent-style-name="Standard">
      <style:text-properties fo:font-size="11pt" fo:font-weight="normal" officeooo:rsid="0016d3d4" officeooo:paragraph-rsid="00139354" style:font-size-asian="9.60000038146973pt" style:font-weight-asian="normal" style:font-size-complex="11pt" style:font-weight-complex="normal"/>
    </style:style>
    <style:style style:name="P11" style:family="paragraph" style:parent-style-name="Standard">
      <style:text-properties fo:font-size="11pt" fo:font-weight="normal" officeooo:rsid="001863b8" officeooo:paragraph-rsid="001863b8" style:font-size-asian="9.60000038146973pt" style:font-weight-asian="normal" style:font-size-complex="11pt" style:font-weight-complex="normal"/>
    </style:style>
    <style:style style:name="P12" style:family="paragraph" style:parent-style-name="Standard">
      <style:text-properties fo:font-size="11pt" fo:font-weight="normal" officeooo:rsid="001a31a9" officeooo:paragraph-rsid="001c2952" style:font-size-asian="9.60000038146973pt" style:font-weight-asian="normal" style:font-size-complex="11pt" style:font-weight-complex="normal"/>
    </style:style>
    <style:style style:name="P13" style:family="paragraph" style:parent-style-name="Standard">
      <style:text-properties fo:font-size="11pt" fo:font-weight="normal" officeooo:rsid="001c2952" officeooo:paragraph-rsid="001a31a9" style:font-size-asian="9.60000038146973pt" style:font-weight-asian="normal" style:font-size-complex="11pt" style:font-weight-complex="normal"/>
    </style:style>
    <style:style style:name="P14" style:family="paragraph" style:parent-style-name="Standard">
      <style:text-properties officeooo:paragraph-rsid="001863b8"/>
    </style:style>
    <style:style style:name="P15" style:family="paragraph" style:parent-style-name="Standard">
      <style:text-properties officeooo:paragraph-rsid="000b5ae6"/>
    </style:style>
    <style:style style:name="P16" style:family="paragraph" style:parent-style-name="Standard">
      <style:text-properties fo:font-size="14pt" fo:font-weight="bold" officeooo:rsid="001863b8" officeooo:paragraph-rsid="001a31a9" style:font-size-asian="12.25pt" style:font-weight-asian="bold" style:font-size-complex="14pt" style:font-weight-complex="bold"/>
    </style:style>
    <style:style style:name="P17" style:family="paragraph" style:parent-style-name="Standard">
      <style:text-properties officeooo:paragraph-rsid="001c2952"/>
    </style:style>
    <style:style style:name="P18" style:family="paragraph" style:parent-style-name="Standard">
      <style:text-properties officeooo:rsid="0011c389" officeooo:paragraph-rsid="001c2952"/>
    </style:style>
    <style:style style:name="P19" style:family="paragraph" style:parent-style-name="Standard">
      <style:text-properties officeooo:rsid="001d4490" officeooo:paragraph-rsid="001d4490"/>
    </style:style>
    <style:style style:name="P20" style:family="paragraph" style:parent-style-name="Standard">
      <style:text-properties officeooo:rsid="001d4490" officeooo:paragraph-rsid="001dead2"/>
    </style:style>
    <style:style style:name="P21" style:family="paragraph" style:parent-style-name="Standard">
      <style:text-properties officeooo:paragraph-rsid="001d4490"/>
    </style:style>
    <style:style style:name="P22" style:family="paragraph" style:parent-style-name="Standard">
      <style:text-properties officeooo:rsid="001fcbf1" officeooo:paragraph-rsid="001fcbf1"/>
    </style:style>
    <style:style style:name="P23" style:family="paragraph" style:parent-style-name="Standard">
      <style:text-properties officeooo:paragraph-rsid="001fcbf1"/>
    </style:style>
    <style:style style:name="T1" style:family="text">
      <style:text-properties fo:font-size="11pt" fo:font-style="italic" officeooo:rsid="0018a33e" style:font-size-asian="9.60000038146973pt" style:font-style-asian="italic" style:font-size-complex="11pt" style:font-style-complex="italic"/>
    </style:style>
    <style:style style:name="T2" style:family="text">
      <style:text-properties fo:font-size="11pt" fo:font-style="italic" fo:font-weight="bold" style:font-size-asian="9.60000038146973pt" style:font-style-asian="italic" style:font-weight-asian="bold" style:font-size-complex="11pt" style:font-style-complex="italic" style:font-weight-complex="bold"/>
    </style:style>
    <style:style style:name="T3" style:family="text">
      <style:text-properties fo:font-size="11pt" fo:font-style="italic" fo:font-weight="bold" officeooo:rsid="001c2952" style:font-size-asian="9.60000038146973pt" style:font-style-asian="italic" style:font-weight-asian="bold" style:font-size-complex="11pt" style:font-style-complex="italic" style:font-weight-complex="bold"/>
    </style:style>
    <style:style style:name="T4" style:family="text">
      <style:text-properties fo:font-size="11pt" fo:font-style="italic" fo:font-weight="bold" officeooo:rsid="001d4490" style:font-size-asian="9.60000038146973pt" style:font-style-asian="italic" style:font-weight-asian="bold" style:font-size-complex="11pt" style:font-style-complex="italic" style:font-weight-complex="bold"/>
    </style:style>
    <style:style style:name="T5" style:family="text">
      <style:text-properties fo:font-size="11pt" fo:font-style="italic" fo:font-weight="bold" officeooo:rsid="001dead2" style:font-size-asian="9.60000038146973pt" style:font-style-asian="italic" style:font-weight-asian="bold" style:font-size-complex="11pt" style:font-style-complex="italic" style:font-weight-complex="bold"/>
    </style:style>
    <style:style style:name="T6" style:family="text">
      <style:text-properties fo:font-size="11pt" fo:font-style="italic" fo:font-weight="bold" officeooo:rsid="001fcbf1" style:font-size-asian="9.60000038146973pt" style:font-style-asian="italic" style:font-weight-asian="bold" style:font-size-complex="11pt" style:font-style-complex="italic" style:font-weight-complex="bold"/>
    </style:style>
    <style:style style:name="T7" style:family="text">
      <style:text-properties fo:font-size="11pt" officeooo:rsid="0011c389" style:font-size-asian="9.60000038146973pt" style:font-size-complex="11pt"/>
    </style:style>
    <style:style style:name="T8" style:family="text">
      <style:text-properties fo:font-size="11pt" officeooo:rsid="0014d605" style:font-size-asian="9.60000038146973pt" style:font-size-complex="11pt"/>
    </style:style>
    <style:style style:name="T9" style:family="text">
      <style:text-properties fo:font-size="11pt" officeooo:rsid="0016d3d4" style:font-size-asian="9.60000038146973pt" style:font-size-complex="11pt"/>
    </style:style>
    <style:style style:name="T10" style:family="text">
      <style:text-properties fo:font-size="11pt" fo:font-weight="normal" style:font-size-asian="9.60000038146973pt" style:font-weight-asian="normal" style:font-size-complex="11pt" style:font-weight-complex="normal"/>
    </style:style>
    <style:style style:name="T11" style:family="text">
      <style:text-properties fo:font-size="11pt" fo:font-weight="normal" officeooo:rsid="001863b8" style:font-size-asian="9.60000038146973pt" style:font-weight-asian="normal" style:font-size-complex="11pt" style:font-weight-complex="normal"/>
    </style:style>
    <style:style style:name="T12" style:family="text">
      <style:text-properties fo:font-size="11pt" fo:font-weight="normal" officeooo:rsid="0018a33e" style:font-size-asian="9.60000038146973pt" style:font-weight-asian="normal" style:font-size-complex="11pt" style:font-weight-complex="normal"/>
    </style:style>
    <style:style style:name="T13" style:family="text">
      <style:text-properties fo:font-size="11pt" fo:font-weight="normal" officeooo:rsid="001a31a9" style:font-size-asian="9.60000038146973pt" style:font-weight-asian="normal" style:font-size-complex="11pt" style:font-weight-complex="normal"/>
    </style:style>
    <style:style style:name="T14" style:family="text">
      <style:text-properties fo:font-size="11pt" fo:font-weight="normal" officeooo:rsid="001c2952" style:font-size-asian="9.60000038146973pt" style:font-weight-asian="normal" style:font-size-complex="11pt" style:font-weight-complex="normal"/>
    </style:style>
    <style:style style:name="T15" style:family="text">
      <style:text-properties fo:font-size="11pt" fo:font-weight="normal" officeooo:rsid="00218121" style:font-size-asian="9.60000038146973pt" style:font-weight-asian="normal" style:font-size-complex="11pt" style:font-weight-complex="normal"/>
    </style:style>
    <style:style style:name="T16" style:family="text">
      <style:text-properties fo:font-size="11pt" fo:font-style="normal" fo:font-weight="normal" style:font-size-asian="9.60000038146973pt" style:font-style-asian="normal" style:font-weight-asian="normal" style:font-size-complex="11pt" style:font-style-complex="normal" style:font-weight-complex="normal"/>
    </style:style>
    <style:style style:name="T17" style:family="text">
      <style:text-properties fo:font-size="11pt" fo:font-style="normal" fo:font-weight="normal" officeooo:rsid="001c2952" style:font-size-asian="9.60000038146973pt" style:font-style-asian="normal" style:font-weight-asian="normal" style:font-size-complex="11pt" style:font-style-complex="normal" style:font-weight-complex="normal"/>
    </style:style>
    <style:style style:name="T18" style:family="text">
      <style:text-properties fo:font-size="11pt" fo:font-style="normal" fo:font-weight="normal" officeooo:rsid="001d4490" style:font-size-asian="9.60000038146973pt" style:font-style-asian="normal" style:font-weight-asian="normal" style:font-size-complex="11pt" style:font-style-complex="normal" style:font-weight-complex="normal"/>
    </style:style>
    <style:style style:name="T19" style:family="text">
      <style:text-properties fo:font-size="11pt" fo:font-style="normal" fo:font-weight="normal" officeooo:rsid="001dead2" style:font-size-asian="9.60000038146973pt" style:font-style-asian="normal" style:font-weight-asian="normal" style:font-size-complex="11pt" style:font-style-complex="normal" style:font-weight-complex="normal"/>
    </style:style>
    <style:style style:name="T20" style:family="text">
      <style:text-properties fo:font-size="11pt" fo:font-style="normal" fo:font-weight="normal" officeooo:rsid="001fcbf1" style:font-size-asian="9.60000038146973pt" style:font-style-asian="normal" style:font-weight-asian="normal" style:font-size-complex="11pt" style:font-style-complex="normal" style:font-weight-complex="normal"/>
    </style:style>
    <style:style style:name="T21" style:family="text">
      <style:text-properties fo:font-size="11pt" fo:font-style="normal" fo:font-weight="normal" officeooo:rsid="00222fee" style:font-size-asian="9.60000038146973pt" style:font-style-asian="normal" style:font-weight-asian="normal" style:font-size-complex="11pt" style:font-style-complex="normal" style:font-weight-complex="normal"/>
    </style:style>
    <style:style style:name="T22" style:family="text">
      <style:text-properties fo:font-size="11pt" fo:font-style="normal" fo:font-weight="bold" style:font-size-asian="9.60000038146973pt" style:font-style-asian="normal" style:font-weight-asian="bold" style:font-size-complex="11pt" style:font-style-complex="normal" style:font-weight-complex="bold"/>
    </style:style>
    <style:style style:name="T23" style:family="text">
      <style:text-properties fo:font-size="11pt" fo:font-style="normal" fo:font-weight="bold" officeooo:rsid="001d4490" style:font-size-asian="9.60000038146973pt" style:font-style-asian="normal" style:font-weight-asian="bold" style:font-size-complex="11pt" style:font-style-complex="normal" style:font-weight-complex="bold"/>
    </style:style>
    <style:style style:name="T24" style:family="text">
      <style:text-properties fo:font-size="11pt" fo:font-style="normal" fo:font-weight="bold" officeooo:rsid="001fcbf1" style:font-size-asian="9.60000038146973pt" style:font-style-asian="normal" style:font-weight-asian="bold" style:font-size-complex="11pt" style:font-style-complex="normal" style:font-weight-complex="bold"/>
    </style:style>
    <style:style style:name="T25" style:family="text">
      <style:text-properties officeooo:rsid="000d3170"/>
    </style:style>
    <style:style style:name="T26" style:family="text">
      <style:text-properties officeooo:rsid="00102fea"/>
    </style:style>
    <style:style style:name="T27" style:family="text">
      <style:text-properties officeooo:rsid="0011c389"/>
    </style:style>
    <style:style style:name="T28" style:family="text">
      <style:text-properties fo:font-weight="bold" style:font-weight-asian="bold" style:font-weight-complex="bold"/>
    </style:style>
    <style:style style:name="T29" style:family="text">
      <style:text-properties fo:font-weight="bold" officeooo:rsid="0016d3d4" style:font-weight-asian="bold" style:font-weight-complex="bold"/>
    </style:style>
    <style:style style:name="T30" style:family="text">
      <style:text-properties fo:font-size="14pt" fo:font-weight="bold" officeooo:rsid="001813ab" style:font-size-asian="14pt" style:font-weight-asian="bold" style:font-size-complex="14pt" style:font-weight-complex="bold"/>
    </style:style>
    <style:style style:name="T31" style:family="text">
      <style:text-properties fo:font-size="14pt" fo:font-weight="bold" officeooo:rsid="001a31a9" style:font-size-asian="12.25pt" style:font-weight-asian="bold" style:font-size-complex="14pt" style:font-weight-complex="bold"/>
    </style:style>
    <style:style style:name="T32" style:family="text">
      <style:text-properties officeooo:rsid="0018a33e"/>
    </style:style>
    <style:style style:name="T33" style:family="text">
      <style:text-properties fo:font-size="18pt" officeooo:rsid="000b5ae6" style:font-size-asian="15.75pt" style:font-size-complex="18pt"/>
    </style:style>
    <style:style style:name="T34" style:family="text">
      <style:text-properties fo:font-size="18pt" officeooo:rsid="0018a33e" style:font-size-asian="15.75pt" style:font-size-complex="18pt"/>
    </style:style>
    <style:style style:name="T35" style:family="text">
      <style:text-properties fo:font-size="18pt" fo:font-weight="bold" officeooo:rsid="000b5ae6" style:font-size-asian="15.75pt" style:font-weight-asian="bold" style:font-size-complex="18pt" style:font-weight-complex="bold"/>
    </style:style>
    <style:style style:name="T36" style:family="text">
      <style:text-properties officeooo:rsid="000b5ae6"/>
    </style:style>
    <style:style style:name="T37" style:family="text">
      <style:text-properties officeooo:rsid="001a31a9"/>
    </style:style>
    <style:style style:name="T38" style:family="text">
      <style:text-properties officeooo:rsid="001accab"/>
    </style:style>
    <style:style style:name="T39" style:family="text">
      <style:text-properties officeooo:rsid="001c29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36">This is a technology demo of the Lightning Game Engine. I have been developing this for several weeks (since March 2, 2021) and it has recently reached a state </text:span><text:span text:style-name="T25">where I believe it is acceptable to be shown off for demo purposes. </text:span><text:span text:style-name="T32">Yes, it’s only two images being rendered to the screen – but it’s a lot more than that; </text:span><text:span text:style-name="T37">approximately 15,600 lines of code, in fact.</text:span></text:p>
      <text:p text:style-name="P1"/>
      <text:p text:style-name="P3"><text:span text:style-name="T26">This executable package demonstrates many of the technical features of the Lightning game engine, such as the DataModel, Services, </text:span><text:span text:style-name="T32">rendering, </text:span><text:span text:style-name="T26">DDMS (Dynamic DataModel Serialiser), GlobalSettings, </text:span><text:span text:style-name="T27">LGX files,</text:span><text:span text:style-name="T26"> and more. </text:span></text:p>
      <text:p text:style-name="P2"/>
      <text:p text:style-name="P4">Warning</text:p>
      <text:p text:style-name="P6"><text:span text:style-name="T26">There is no </text:span><text:span text:style-name="T27">supported </text:span><text:span text:style-name="T26">facility for the usage of any of the DataModel APIs, as the API set is extremely early and </text:span><text:span text:style-name="T27">any component</text:span><text:span text:style-name="T26"> subject to change or removal. </text:span></text:p>
      <text:p text:style-name="P6"/>
      <text:p text:style-name="P6"><text:span text:style-name="T27">The</text:span><text:span text:style-name="T26"> core of the system (DataModel, the Service Control Manager, Workspace, etc</text:span><text:span text:style-name="T27">)</text:span><text:span text:style-name="T26"> are fairly stable and somewhat tested, but are </text:span><text:span text:style-name="T27">still subject to change and removal in any way. Therefore, there are no facilities available for the usage of Lightning game development APIs in this version.</text:span></text:p>
      <text:p text:style-name="P3"/>
      <text:p text:style-name="P18">Furthermore, there is no scripting implemented yet – and the final decision as to a scripting language has not even been made <text:span text:style-name="T32">as of yet, although I am close to </text:span><text:span text:style-name="T39">a final decision on this.</text:span><text:span text:style-name="T37"><text:line-break/><text:line-break/></text:span><text:span text:style-name="T28">This is a pre-alpha technology demonstration release and </text:span><text:span text:style-name="T30">SHOULD NOT BE USED FOR GAME DEVELOPMENT IN ANY CAPACITY UNDER ANY CIRCUMSTANCES.</text:span><text:span text:style-name="T28"> </text:span><text:span text:style-name="T29">Stability may vary. As this is a pre-alpha piece of software, no guarantee of quality or availability of functionality is provided.<text:line-break/></text:span><text:span text:style-name="T37"><text:line-break/></text:span><text:span text:style-name="T31">Design Overview (Preliminary – subject to change)</text:span></text:p>
      <text:p text:style-name="P12">Lightning is a 2D (with future 3D extensions) game engine designed to be modular, fast, small, and easy to extend. Currently it is around 3 MB, with around 125-150 KB of actual engine code, <text:span text:style-name="T38">split across several DLLs – with the bulk (currently 84 KB) being located in Lightning.Core.dll. </text:span></text:p>
      <text:p text:style-name="P12"/>
      <text:p text:style-name="P17"><text:span text:style-name="T14">Lightning is designed around the concept of a DataModel. The DataModel is a strict object hierarchy (parents must be superclasses of the children, children must derive from the classes of their parent) that every single user-API exposed object is a part of. The DataModel is implemented as a static class – </text:span><text:span text:style-name="T3">State</text:span><text:span text:style-name="T17"> (an InstanceCollection) is the first-level of the DataModel, and </text:span><text:span text:style-name="T3">Instances </text:span><text:span text:style-name="T17">are inserted into it or a child of it. </text:span></text:p>
      <text:p text:style-name="P17"><text:span text:style-name="T17"/></text:p>
      <text:p text:style-name="P21"><text:span text:style-name="T17">I</text:span><text:span text:style-name="T18">nsertion is controlled by the InstanceCollection class – a custom IEnumerable and IEnumerator implementation that will automatically add an Instance to the root of the DataModel, the Workspace, or its Parent. This is determined – for Parent – by a parameter passed to the </text:span><text:span text:style-name="T4">Add</text:span><text:span text:style-name="T23"> </text:span><text:span text:style-name="T18">method, but if an object can be added to the root of the DataModel or Workspace is determiend by its </text:span><text:span text:style-name="T4">InstanceTags</text:span><text:span text:style-name="T18">, attributes that are specific to each instance tag – if </text:span><text:span text:style-name="T4">InstanceTags.ParentCanBeNull </text:span><text:span text:style-name="T18">is part of the InstanceTags for this particular Instance class (as defined in the </text:span><text:span text:style-name="T4">Attributes </text:span><text:span text:style-name="T18">property for a particular Instance), it will be added to the root of the DataModel if Parent is null – if it is not present in the flags, it will be removed from the root of the DataModel.</text:span></text:p>
      <text:p text:style-name="P17"><text:span text:style-name="T17"/></text:p>
      <text:p text:style-name="P17"><text:span text:style-name="T17">When the DataModel is initialised or re-initialised (as a part of the game loading process) it initialises two Instances and places them into its children. One of these is the </text:span><text:span text:style-name="T3">Workspace</text:span><text:span text:style-name="T17">- which serves as the logical root of the DataModel -, and the other is the </text:span><text:span text:style-name="T3">ServiceControlManager</text:span><text:span text:style-name="T17">. The ServiceControlManager contains the main loop and contains a collection of </text:span><text:span text:style-name="T3">Services</text:span><text:span text:style-name="T17">. A Service is like a process in </text:span><text:span text:style-name="T18">many other operating systems</text:span><text:span text:style-name="T17">; it is polled on a regular basis and </text:span><text:span text:style-name="T18">performs a particular set of services for the engine. </text:span><text:span text:style-name="T19">An infinite number of services can run</text:span><text:span text:style-name="T18"> – although only one of </text:span><text:span text:style-name="T19">any particular type c</text:span><text:span text:style-name="T18">an run at once</text:span><text:span text:style-name="T19">.</text:span><text:span text:style-name="T18"> Lightning’s main loop is more </text:span><text:soft-page-break/><text:span text:style-name="T18">simple than you may think – at its core, it simply calls Poll() on all running services. (the current version only contains one – </text:span><text:span text:style-name="T4">RenderService</text:span><text:span text:style-name="T18">, which handles rendering) .</text:span></text:p>
      <text:p text:style-name="P17"><text:span text:style-name="T18"/></text:p>
      <text:p text:style-name="P20"><text:span text:style-name="T16">Everything is XML; an entire game can be loaded from a single XML file. This is achieved with the </text:span><text:span text:style-name="T22">Dynamic DataModel Serialiser </text:span><text:span text:style-name="T16">(DDMS) component – implemented in the </text:span><text:span text:style-name="T22">DataModelSerialiser </text:span><text:span text:style-name="T16">class – which is itself in the DataModel. It is a custom XML serialiser that is capable of converting XML and strings to DataModel objects. It works on the concept of file components – </text:span><text:span text:style-name="T22">GameMetadata - </text:span><text:span text:style-name="T16">containing metadata about the current game such as its author, its creation and modification dates, revision number, and name. The second part is – after GameMetadata is added to the Workspace – is </text:span><text:span text:style-name="T2">GameSettings. </text:span><text:span text:style-name="T16">GameSettings provides settings that are game-specific; they can be defined by the game or by the engine. <text:s/></text:span></text:p>
      <text:p text:style-name="P20"><text:span text:style-name="T16"/></text:p>
      <text:p text:style-name="P20"><text:span text:style-name="T16">Currently there are several GameSettings that control things such as the window size </text:span><text:span text:style-name="T19">(</text:span><text:span text:style-name="T5">WindowHeight, WindowWidth)</text:span><text:span text:style-name="T16"> </text:span><text:span text:style-name="T19">a</text:span><text:span text:style-name="T16">nd title and if fullscreen mode is used </text:span><text:span text:style-name="T5">(Fullscreen) </text:span><text:span text:style-name="T16">– soon there will be far more. </text:span><text:span text:style-name="T19">Settings are loaded using XML defining their type, their name, and their value. They are dynamically converted to their chosen type – these must be in the </text:span><text:span text:style-name="T5">System </text:span><text:span text:style-name="T19">namespace or any namespace beginning with </text:span><text:span text:style-name="T5">Lightning. </text:span></text:p>
      <text:p text:style-name="P20"><text:span text:style-name="T19"/></text:p>
      <text:p text:style-name="P23"><text:span text:style-name="T19">T</text:span><text:span text:style-name="T20">he final component is the </text:span><text:span text:style-name="T6">Workspace</text:span><text:span text:style-name="T24">. </text:span><text:span text:style-name="T20">The purpose is self-explanatory; it’s the Workspace. Any node within another node becomes a logical child of that object. Any attribute becomes a property of that object; the type of the object is the name of the object. TypeConverter is used, and there are custom converters for some Lightning objects so that they can be converted from strings </text:span></text:p>
      <text:p text:style-name="P19"><text:span text:style-name="T16"/></text:p>
      <text:p text:style-name="P21"><text:span text:style-name="T18">How is a DDMS file loaded? That is with a command-line argument, that is provided </text:span><text:span text:style-name="T19">to Lightning.exe – or the </text:span><text:span text:style-name="T5">Lightning Launcher</text:span><text:span text:style-name="T19">. Command-line arguments are stored as an object and sent to the DataModel. </text:span></text:p>
      <text:p text:style-name="P21"><text:span text:style-name="T19"/></text:p>
      <text:p text:style-name="P21"><text:span text:style-name="T19">The </text:span><text:span text:style-name="T5">Error Manager </text:span><text:span text:style-name="T19">is then loaded. This loads all of the errors that can occur from XML </text:span><text:span text:style-name="T20">using standard .NET XML serialisation APIs</text:span><text:span text:style-name="T19">; the</text:span><text:span text:style-name="T5"> GlobalSettings</text:span><text:span text:style-name="T19"> is loaded </text:span><text:span text:style-name="T20">and serialised from XML </text:span><text:span text:style-name="T19">next.</text:span></text:p>
      <text:p text:style-name="P22"><text:span text:style-name="T19"/></text:p>
      <text:p text:style-name="P23"><text:span text:style-name="T19">T</text:span><text:span text:style-name="T20">he </text:span><text:span text:style-name="T6">GlobalSettings </text:span><text:span text:style-name="T20">are engine-wide settings. They are generally not related to the DataModel – the main purpose for them currently (although there will be several) is to store the location of the Lightning.xsd XML schema that is used for serialising using DDMS, and to store a list of StartupServices. StartupServices are loaded by the SCM at init time; when any service is started its </text:span><text:span text:style-name="T6">OnStart </text:span><text:span text:style-name="T20">method is called</text:span><text:span text:style-name="T19"> </text:span><text:span text:style-name="T20">and the service is initialised. RenderService initialises SDL2 when its </text:span><text:span text:style-name="T24">Poll </text:span><text:span text:style-name="T20">method is called due to the current order of service initialisation (this will be changed).</text:span></text:p>
      <text:p text:style-name="P23"><text:span text:style-name="T20"/></text:p>
      <text:p text:style-name="P22"><text:span text:style-name="T20">S</text:span><text:span text:style-name="T16">o that’s Lightning in a nutshell – I didn’t expect this to be 1,200 word</text:span><text:span text:style-name="T21">s!</text:span></text:p>
      <text:p text:style-name="P23"><text:span text:style-name="T20"/></text:p>
      <text:p text:style-name="P21"><text:span text:style-name="T19">Please note that all of this is subject to change, and likely will change – especially the launcher model. </text:span><text:span text:style-name="T24">Thank you for helping this product to become the best it can be!</text:span></text:p>
      <text:p text:style-name="P9"/>
      <text:p text:style-name="P5">Guide</text:p>
      <text:p text:style-name="P7"><text:span text:style-name="T7">A batch file has been provided to launch the engine with the test game provided with the distribution. Alternatively, </text:span><text:span text:style-name="T8">you can provide an XML file as an argument and the en</text:span><text:span text:style-name="T9">gine will launch it. There will not be any support provided for this until the Pre-Alpha SDK is launched; you can DM me (starfrost#9088) if you wish, however. </text:span></text:p>
      <text:p text:style-name="P10"/>
      <text:p text:style-name="P14"><text:span text:style-name="T11">The loggi</text:span><text:span text:style-name="T12">ng that is provided through the console states information regarding the current state of the engine – what it is doing, how it’s doing it, etc. <text:s/></text:span><text:span text:style-name="T13">It will also print messages on error and will display a message box with error information if an Error occurred.</text:span></text:p>
      <text:p text:style-name="P11"/>
      <text:p text:style-name="P16">Plans<text:line-break/><text:span text:style-name="T10">In 2021, a Pre-Alpha SDK will be released. This release will have help files and will be supported. However, any aspect of the software is still subject to change or removal.</text:span><text:span text:style-name="T15">s</text:span></text:p>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b5ae6"/>
    </style:style>
    <style:style style:name="MT1" style:family="text">
      <style:text-properties fo:font-size="18pt" fo:font-weight="bold" officeooo:rsid="000b5ae6" style:font-size-asian="15.75pt" style:font-weight-asian="bold" style:font-size-complex="18pt" style:font-weight-complex="bold"/>
    </style:style>
    <style:style style:name="MT2" style:family="text">
      <style:text-properties fo:font-size="18pt" officeooo:rsid="000b5ae6" style:font-size-asian="15.75pt" style:font-size-complex="18pt"/>
    </style:style>
    <style:style style:name="MT3" style:family="text">
      <style:text-properties fo:font-size="18pt" officeooo:rsid="0018a33e" style:font-size-asian="15.75pt" style:font-size-complex="18pt"/>
    </style:style>
    <style:style style:name="MT4" style:family="text">
      <style:text-properties fo:font-size="11pt" fo:font-style="italic" officeooo:rsid="0018a33e" style:font-size-asian="9.60000038146973pt" style:font-style-asian="italic" style:font-size-complex="11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Lightning </text:span><text:span text:style-name="MT2">Milestone 3 (Technology Demo; </text:span><text:span text:style-name="MT3">Build 281</text:span><text:span text:style-name="MT2">) Readme<text:line-break/></text:span><text:span text:style-name="MT4">April 11, 2021</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08T14:02:20.590000000</meta:creation-date>
    <dc:date>2021-04-11T20:11:33.049000000</dc:date>
    <meta:editing-duration>PT6H25M22S</meta:editing-duration>
    <meta:editing-cycles>8</meta:editing-cycles>
    <meta:generator>LibreOffice/7.0.3.1$Windows_X86_64 LibreOffice_project/d7547858d014d4cf69878db179d326fc3483e082</meta:generator>
    <meta:document-statistic meta:table-count="0" meta:image-count="0" meta:object-count="0" meta:page-count="2" meta:paragraph-count="23" meta:word-count="1223" meta:character-count="7397" meta:non-whitespace-character-count="6159"/>
  </office:meta>
</office:document-meta>
</file>